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6E6E6"/>
    </style:style>
    <style:style style:name="ce8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0">
      <style:table-cell-properties fo:background-color="#E6E6E6"/>
    </style:style>
    <style:style style:name="ce11" style:family="table-cell" style:parent-style-name="Default" style:data-style-name="N36"/>
    <style:style style:name="ce12" style:family="table-cell" style:parent-style-name="Default" style:data-style-name="N37"/>
    <style:style style:name="ce13" style:family="table-cell" style:parent-style-name="Default" style:data-style-name="N0">
      <style:table-cell-properties style:vertical-align="middle" fo:background-color="#E6E6E6" style:repeat-content="false"/>
      <style:paragraph-properties fo:text-align="center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number-columns-spanned="2" table:number-rows-spanned="1" table:style-name="ce13">
            <text:p>«15 = Campus»</text:p>
          </table:table-cell>
          <table:covered-table-cell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5" table:style-name="ce2"/>
          <table:table-cell table:number-columns-repeated="16379" table:style-name="ce1"/>
        </table:table-row>
        <table:table-row table:style-name="ro2">
          <table:table-cell office:value-type="string" table:style-name="ce3">
            <text:p>Scale Factor</text:p>
          </table:table-cell>
          <table:table-cell office:value-type="string" table:style-name="ce2">
            <text:p><text:s/>3.0903e+03</text:p>
          </table:table-cell>
          <table:table-cell table:style-name="ce2"/>
          <table:table-cell table:style-name="ce4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X_mean_sc</text:p>
          </table:table-cell>
          <table:table-cell office:value-type="string" table:style-name="ce4">
            <text:p><text:s/>1.0384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Z_mean_sc</text:p>
          </table:table-cell>
          <table:table-cell office:value-type="string" table:style-name="ce4">
            <text:p>0.8026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spanned="6" table:number-rows-spanned="2" table:style-name="ce14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15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16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5">
            <text:p>Y</text:p>
          </table:table-cell>
          <table:table-cell office:value-type="string" table:style-name="ce5">
            <text:p>x</text:p>
          </table:table-cell>
          <table:table-cell office:value-type="string" table:style-name="ce6">
            <text:p>y</text:p>
          </table:table-cell>
          <table:table-cell office:value-type="string" table:style-name="ce7">
            <text:p>horizontal</text:p>
          </table:table-cell>
          <table:table-cell office:value-type="string" table:style-name="ce7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ey card</text:p>
          </table:table-cell>
          <table:table-cell office:value-type="float" office:value="1580" table:style-name="ce2">
            <text:p>1580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0.35" table:style-name="ce9">
            <text:p>0.35</text:p>
          </table:table-cell>
          <table:table-cell office:value-type="float" office:value="1500" table:style-name="ce2">
            <text:p>1500</text:p>
          </table:table-cell>
          <table:table-cell office:value-type="float" office:value="1487" table:style-name="ce1">
            <text:p>14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white</text:p>
          </table:table-cell>
          <table:table-cell office:value-type="float" office:value="5870" table:style-name="ce2">
            <text:p>5870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0.35399999999999998" table:style-name="ce9">
            <text:p>0.354</text:p>
          </table:table-cell>
          <table:table-cell office:value-type="float" office:value="1580" table:style-name="ce2">
            <text:p>1580</text:p>
          </table:table-cell>
          <table:table-cell office:value-type="float" office:value="1568" table:style-name="ce1">
            <text:p>15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een</text:p>
          </table:table-cell>
          <table:table-cell office:value-type="float" office:value="2020" table:style-name="ce2">
            <text:p>2020</text:p>
          </table:table-cell>
          <table:table-cell office:value-type="float" office:value="0.33" table:style-name="ce2">
            <text:p>0.33</text:p>
          </table:table-cell>
          <table:table-cell office:value-type="float" office:value="0.47299999999999998" table:style-name="ce9">
            <text:p>0.473</text:p>
          </table:table-cell>
          <table:table-cell office:value-type="float" office:value="1630" table:style-name="ce2">
            <text:p>1630</text:p>
          </table:table-cell>
          <table:table-cell office:value-type="float" office:value="1520" table:style-name="ce1">
            <text:p>15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lue</text:p>
          </table:table-cell>
          <table:table-cell office:value-type="float" office:value="900" table:style-name="ce2">
            <text:p>900</text:p>
          </table:table-cell>
          <table:table-cell office:value-type="float" office:value="0.29399999999999998" table:style-name="ce2">
            <text:p>0.294</text:p>
          </table:table-cell>
          <table:table-cell office:value-type="float" office:value="0.28899999999999998" table:style-name="ce9">
            <text:p>0.289</text:p>
          </table:table-cell>
          <table:table-cell office:value-type="float" office:value="1581" table:style-name="ce2">
            <text:p>1581</text:p>
          </table:table-cell>
          <table:table-cell office:value-type="float" office:value="1518" table:style-name="ce1">
            <text:p>1518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yellow</text:p>
          </table:table-cell>
          <table:table-cell office:value-type="float" office:value="4670" table:style-name="ce2">
            <text:p>4670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0.45700000000000002" table:style-name="ce9">
            <text:p>0.457</text:p>
          </table:table-cell>
          <table:table-cell office:value-type="float" office:value="1727" table:style-name="ce2">
            <text:p>1727</text:p>
          </table:table-cell>
          <table:table-cell office:value-type="float" office:value="1528" table:style-name="ce1">
            <text:p>1528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magenta</text:p>
          </table:table-cell>
          <table:table-cell office:value-type="float" office:value="1870" table:style-name="ce2">
            <text:p>1870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0.28399999999999997" table:style-name="ce9">
            <text:p>0.284</text:p>
          </table:table-cell>
          <table:table-cell office:value-type="float" office:value="1776" table:style-name="ce2">
            <text:p>1776</text:p>
          </table:table-cell>
          <table:table-cell office:value-type="float" office:value="1528" table:style-name="ce1">
            <text:p>1528</text:p>
          </table:table-cell>
          <table:table-cell table:number-columns-repeated="16378"/>
        </table:table-row>
        <table:table-row table:style-name="ro1">
          <table:table-cell table:number-columns-spanned="6" table:number-rows-spanned="2" table:style-name="ce14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7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10">
            <text:p>focal length</text:p>
          </table:table-cell>
          <table:table-cell office:value-type="string" table:style-name="ce2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iso</text:p>
          </table:table-cell>
          <table:table-cell office:value-type="float" office:value="320" table:style-name="ce2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0">
            <text:p>date</text:p>
          </table:table-cell>
          <table:table-cell office:value-type="date" office:date-value="2013-03-04T00:00:00" table:style-name="ce11">
            <text:p>4. Mar. 2013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10">
            <text:p>time</text:p>
          </table:table-cell>
          <table:table-cell office:value-type="time" office:time-value="PT9H39M19.000S" table:style-name="ce12">
            <text:p>09:39:19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7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0">
            <text:p>latitude</text:p>
          </table:table-cell>
          <table:table-cell office:value-type="string" table:style-name="ce2">
            <text:p>49 15' 18.996''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8">
            <text:p>longitude</text:p>
          </table:table-cell>
          <table:table-cell office:value-type="string" table:style-name="ce2">
            <text:p>7 2' 27.532''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8">
            <text:p>altitude</text:p>
          </table:table-cell>
          <table:table-cell office:value-type="float" office:value="230.1" table:style-name="ce1">
            <text:p>230.1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0">
            <text:p>Camera azimuth</text:p>
          </table:table-cell>
          <table:table-cell office:value-type="float" office:value="221" table:style-name="ce2">
            <text:p>2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Sun Azimuth</text:p>
          </table:table-cell>
          <table:table-cell office:value-type="float" office:value="129.63" table:style-name="ce2">
            <text:p>129.63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0">
            <text:p>Sun Elevation</text:p>
          </table:table-cell>
          <table:table-cell office:value-type="float" office:value="21.48" table:style-name="ce2">
            <text:p>21.48</text:p>
          </table:table-cell>
          <table:table-cell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1"/>
          <table:table-cell table:style-name="ce2"/>
          <table:table-cell table:number-columns-repeated="16381"/>
        </table:table-row>
        <table:table-row table:number-rows-repeated="1048541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4T19:59:59Z</meta:creation-date>
    <dc:date>2015-02-17T17:19:30Z</dc:date>
    <meta:editing-cycles>30</meta:editing-cycles>
    <meta:editing-duration>PT0S</meta:editing-duration>
  </office:meta>
</office:document-meta>
</file>